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odels</text:p>
          </table:table-cell>
          <table:table-cell/>
          <table:table-cell office:value-type="string" calcext:value-type="string">
            <text:p>Deviance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OOS 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 PCA pooled</text:p>
          </table:table-cell>
          <table:table-cell table:number-columns-repeated="3"/>
          <table:table-cell office:value-type="float" office:value="0.40066498" calcext:value-type="float">
            <text:p>0.40066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 PCA unpooled</text:p>
          </table:table-cell>
          <table:table-cell table:number-columns-repeated="3"/>
          <table:table-cell office:value-type="float" office:value="0.547433" calcext:value-type="float">
            <text:p>0.547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ying Intercept PCA</text:p>
          </table:table-cell>
          <table:table-cell/>
          <table:table-cell office:value-type="float" office:value="51438" calcext:value-type="float">
            <text:p>51438</text:p>
          </table:table-cell>
          <table:table-cell office:value-type="float" office:value="52437.8" calcext:value-type="float">
            <text:p>52437.8</text:p>
          </table:table-cell>
          <table:table-cell office:value-type="float" office:value="0.5462876" calcext:value-type="float">
            <text:p>0.5462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ying Slope PCA 1</text:p>
          </table:table-cell>
          <table:table-cell office:value-type="string" calcext:value-type="string">
            <text:p>PCAmin</text:p>
          </table:table-cell>
          <table:table-cell office:value-type="float" office:value="50088.5" calcext:value-type="float">
            <text:p>50088.5</text:p>
          </table:table-cell>
          <table:table-cell office:value-type="float" office:value="50089.7" calcext:value-type="float">
            <text:p>50089.7</text:p>
          </table:table-cell>
          <table:table-cell office:value-type="float" office:value="0.658199" calcext:value-type="float">
            <text:p>0.658199</text:p>
          </table:table-cell>
          <table:table-cell/>
          <table:table-cell office:value-type="string" calcext:value-type="string">
            <text:p>Pc1, 3, 5, 6</text:p>
          </table:table-cell>
        </table:table-row>
        <table:table-row table:style-name="ro1">
          <table:table-cell office:value-type="string" calcext:value-type="string">
            <text:p>Varying Slope PCA2</text:p>
          </table:table-cell>
          <table:table-cell office:value-type="string" calcext:value-type="string">
            <text:p>PCA6</text:p>
          </table:table-cell>
          <table:table-cell office:value-type="float" office:value="50095.9" calcext:value-type="float">
            <text:p>50095.9</text:p>
          </table:table-cell>
          <table:table-cell office:value-type="float" office:value="50096.3" calcext:value-type="float">
            <text:p>50096.3</text:p>
          </table:table-cell>
          <table:table-cell office:value-type="float" office:value="0.6696175" calcext:value-type="float">
            <text:p>0.6696175</text:p>
          </table:table-cell>
          <table:table-cell/>
          <table:table-cell office:value-type="string" calcext:value-type="string">
            <text:p>PC1-6</text:p>
          </table:table-cell>
        </table:table-row>
        <table:table-row table:style-name="ro1">
          <table:table-cell office:value-type="string" calcext:value-type="string">
            <text:p>Varying Slope and Intercept</text:p>
          </table:table-cell>
          <table:table-cell office:value-type="string" calcext:value-type="string">
            <text:p>PCAall</text:p>
          </table:table-cell>
          <table:table-cell office:value-type="float" office:value="49595.5" calcext:value-type="float">
            <text:p>49595.5</text:p>
          </table:table-cell>
          <table:table-cell office:value-type="float" office:value="49606.9" calcext:value-type="float">
            <text:p>49606.9</text:p>
          </table:table-cell>
          <table:table-cell office:value-type="float" office:value="0.6845951" calcext:value-type="float">
            <text:p>0.6845951</text:p>
          </table:table-cell>
          <table:table-cell/>
          <table:table-cell office:value-type="string" calcext:value-type="string">
            <text:p>Pc 1-2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LS BMS Pooled</text:p>
          </table:table-cell>
          <table:table-cell table:number-columns-repeated="3"/>
          <table:table-cell office:value-type="float" office:value="0.5613439" calcext:value-type="float">
            <text:p>0.5613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 BMS Unpooled</text:p>
          </table:table-cell>
          <table:table-cell table:number-columns-repeated="3"/>
          <table:table-cell office:value-type="float" office:value="0.5971441" calcext:value-type="float">
            <text:p>0.5971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ying intercept BMS</text:p>
          </table:table-cell>
          <table:table-cell/>
          <table:table-cell office:value-type="float" office:value="50891.5" calcext:value-type="float">
            <text:p>50891.5</text:p>
          </table:table-cell>
          <table:table-cell office:value-type="float" office:value="51808.8" calcext:value-type="float">
            <text:p>51808.8</text:p>
          </table:table-cell>
          <table:table-cell office:value-type="float" office:value="0.5960731" calcext:value-type="float">
            <text:p>0.5960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ying Slope BMS1</text:p>
          </table:table-cell>
          <table:table-cell/>
          <table:table-cell office:value-type="float" office:value="49634.3" calcext:value-type="float">
            <text:p>49634.3</text:p>
          </table:table-cell>
          <table:table-cell office:value-type="float" office:value="49783.2" calcext:value-type="float">
            <text:p>49783.2</text:p>
          </table:table-cell>
          <table:table-cell office:value-type="float" office:value="0.6879758" calcext:value-type="float">
            <text:p>0.6879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ying Slope BMS2</text:p>
          </table:table-cell>
          <table:table-cell/>
          <table:table-cell office:value-type="float" office:value="49690.2" calcext:value-type="float">
            <text:p>49690.2</text:p>
          </table:table-cell>
          <table:table-cell office:value-type="float" office:value="49850" calcext:value-type="float">
            <text:p>49850</text:p>
          </table:table-cell>
          <table:table-cell office:value-type="float" office:value="0.6801839" calcext:value-type="float">
            <text:p>0.680183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12:40:00.874522911</meta:creation-date>
    <dc:date>2021-12-16T12:51:20.932680299</dc:date>
    <meta:editing-duration>P2DT2H41M9S</meta:editing-duration>
    <meta:editing-cycles>8</meta:editing-cycles>
    <meta:generator>LibreOffice/6.4.7.2$Linux_X86_64 LibreOffice_project/40$Build-2</meta:generator>
    <meta:document-statistic meta:table-count="1" meta:cell-count="46" meta:object-count="0"/>
  </office:meta>
</office:document-meta>
</file>